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95in" fo:margin-left="-0.075in" fo:margin-top="0in" fo:margin-bottom="0in" table:align="left" style:writing-mode="lr-tb"/>
    </style:style>
    <style:style style:name="Table1.A" style:family="table-column">
      <style:table-column-properties style:column-width="3.1368in"/>
    </style:style>
    <style:style style:name="Table1.B" style:family="table-column">
      <style:table-column-properties style:column-width="1.5618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625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1.4" style:family="table-row">
      <style:table-row-properties style:min-row-height="0.4743in" style:keep-together="true" fo:keep-together="auto"/>
    </style:style>
    <style:style style:name="Table1.5" style:family="table-row">
      <style:table-row-properties style:min-row-height="0.5056in" style:keep-together="true" fo:keep-together="auto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0pt" style:font-size-asian="10pt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List_20_Paragraph" style:list-style-name="WWNum1">
      <style:paragraph-properties fo:margin-left="0.25in" fo:margin-right="0in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FS-220 Team Evaluation Form</text:span></text:p>
      <text:p text:style-name="Standard"/>
      <text:p text:style-name="Standard">Your name: Gary Fishback</text:p>
      <text:p text:style-name="Standard">Week #: 6</text:p>
      <text:p text:style-name="Standard"/>
      <text:p text:style-name="Standard">Write the name of each team member in a separate column, including yourself. For each person, indicate how much you agree with the statement on the left, using a scale of 1-4 (1=strongly disagree; 2=disagree; 3=agree; 4=strongly agree). Total the numbers in each column.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2">Evaluation Criteria</text:span></text:p>
          </table:table-cell>
          <table:table-cell table:style-name="Table1.A1" office:value-type="string">
            <text:p text:style-name="Standard"><text:span text:style-name="T2">Team member:</text:span></text:p>
            <text:p text:style-name="P1">Brevan Daniels</text:p>
            <text:p text:style-name="P1"/>
          </table:table-cell>
          <table:table-cell table:style-name="Table1.A1" office:value-type="string">
            <text:p text:style-name="Standard"><text:span text:style-name="T2">Team member:</text:span></text:p>
            <text:p text:style-name="P1">Jessica Gray</text:p>
          </table:table-cell>
          <table:table-cell table:style-name="Table1.A1" office:value-type="string">
            <text:p text:style-name="Standard"><text:span text:style-name="T2">Team member:</text:span></text:p>
          </table:table-cell>
        </table:table-row>
        <table:table-row table:style-name="Table1.1">
          <table:table-cell table:style-name="Table1.A1" office:value-type="string">
            <text:p text:style-name="Standard">Completed team assignment on time.</text:p>
            <text:p text:style-name="Standard"/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Prepared work in a quality manner.</text:p>
            <text:p text:style-name="Standard"/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4">
          <table:table-cell table:style-name="Table1.A1" office:value-type="string">
            <text:p text:style-name="Standard">Demonstrated a cooperative and supportive attitude.</text:p>
            <text:p text:style-name="Standard"/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5">
          <table:table-cell table:style-name="Table1.A1" office:value-type="string">
            <text:p text:style-name="Standard">Contributed to the success of the project.</text:p>
            <text:p text:style-name="Standard"/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2">TOTALS</text:p>
          </table:table-cell>
          <table:table-cell table:style-name="Table1.A1" office:value-type="string">
            <text:p text:style-name="Standard">16</text:p>
            <text:p text:style-name="Standard"/>
          </table:table-cell>
          <table:table-cell table:style-name="Table1.A1" office:value-type="string">
            <text:p text:style-name="Standard">16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Feedback on team dynamics:</text:p>
      <text:p text:style-name="Standard"/>
      <text:list xml:id="list7328089125553091432" text:style-name="WWNum1">
        <text:list-item>
          <text:p text:style-name="P5">How effectively did your team work this week?</text:p>
        </text:list-item>
      </text:list>
      <text:p text:style-name="Standard"/>
      <text:p text:style-name="Standard">We worked together well.</text:p>
      <text:p text:style-name="Standard"/>
      <text:list xml:id="list21417799" text:continue-numbering="true" text:style-name="WWNum1">
        <text:list-item>
          <text:p text:style-name="P5">Were the behaviors of any of your team members particularly valuable or detrimental to the team? Explain.</text:p>
        </text:list-item>
      </text:list>
      <text:p text:style-name="Standard">Everyone contributed equally.</text:p>
      <text:p text:style-name="P3"><text:soft-page-break/></text:p>
      <text:p text:style-name="P3"/>
      <text:p text:style-name="Standard"><text:span text:style-name="T3">Adapted from a peer evaluation form developed at Johns Hopkins University (October, 2006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0pt" fo:language="en" fo:country="US" style:font-name-asian="SimSun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1651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e norman</meta:initial-creator>
    <dc:creator>Gary Fishback</dc:creator>
    <meta:editing-cycles>2</meta:editing-cycles>
    <meta:creation-date>2020-12-29T17:24:00</meta:creation-date>
    <dc:date>2021-04-26T01:19:22.50</dc:date>
    <meta:editing-duration>P0D</meta:editing-duration>
    <meta:generator>OpenOffice/4.1.7$Win32 OpenOffice.org_project/417m1$Build-9800</meta:generator>
    <meta:document-statistic meta:table-count="1" meta:image-count="0" meta:object-count="0" meta:page-count="2" meta:paragraph-count="31" meta:word-count="153" meta:character-count="913"/>
    <meta:user-defined meta:name="AppVersion">16.0000</meta:user-defined>
    <meta:user-defined meta:name="Company">Eberly Cent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